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5800000221561DA4EF.png" manifest:media-type="image/png"/>
  <manifest:file-entry manifest:full-path="Pictures/10000000000004580000023D0727D227.png" manifest:media-type="image/png"/>
  <manifest:file-entry manifest:full-path="Pictures/10000000000004570000023716F251CA.png" manifest:media-type="image/png"/>
  <manifest:file-entry manifest:full-path="Pictures/10000000000004520000022E76BB9458.png" manifest:media-type="image/png"/>
  <manifest:file-entry manifest:full-path="Pictures/1000000000000453000002054854EF1E.png" manifest:media-type="image/png"/>
  <manifest:file-entry manifest:full-path="Pictures/10000000000004560000024742E9A64C.png" manifest:media-type="image/png"/>
  <manifest:file-entry manifest:full-path="Pictures/100000000000044A0000021DCFCEC5BC.png" manifest:media-type="image/png"/>
  <manifest:file-entry manifest:full-path="Pictures/100000000000044D00000234B75D2A2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8cm" svg:x="1.4cm" svg:y="4.914cm" presentation:class="subtitle" presentation:placeholder="true">
          <draw:text-box/>
        </draw:frame>
        <draw:frame draw:style-name="gr1" draw:text-style-name="P1" draw:layer="layout" svg:width="27.999cm" svg:height="14.342cm" svg:x="0.053cm" svg:y="3.369cm">
          <draw:image xlink:href="Pictures/100000000000044D00000234B75D2A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3.187cm" svg:height="12.178cm" svg:x="2.405cm" svg:y="4.914cm" presentation:class="graphic">
          <draw:image xlink:href="Pictures/10000000000004560000024742E9A6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5.199cm" svg:height="11.768cm" svg:x="1.399cm" svg:y="5.119cm" presentation:class="graphic">
          <draw:image xlink:href="Pictures/1000000000000453000002054854EF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3.862cm" svg:height="12.178cm" svg:x="2.068cm" svg:y="4.914cm" presentation:class="graphic">
          <draw:image xlink:href="Pictures/10000000000004570000023716F251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3.634cm" svg:height="12.178cm" svg:x="2.182cm" svg:y="4.914cm" presentation:class="graphic">
          <draw:image xlink:href="Pictures/10000000000004580000023D0727D2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4.716cm" svg:height="12.178cm" svg:x="1.641cm" svg:y="4.914cm" presentation:class="graphic">
          <draw:image xlink:href="Pictures/100000000000044A0000021DCFCEC5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4.848cm" svg:height="12.178cm" svg:x="1.575cm" svg:y="4.914cm" presentation:class="graphic">
          <draw:image xlink:href="Pictures/100000000000045800000221561DA4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4.138cm" svg:height="12.178cm" svg:x="1.93cm" svg:y="4.914cm" presentation:class="graphic">
          <draw:image xlink:href="Pictures/10000000000004520000022E76BB94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6T12:17:02.299396692</meta:creation-date>
    <dc:date>2015-02-06T12:19:02.378390779</dc:date>
    <meta:editing-duration>P0D</meta:editing-duration>
    <meta:editing-cycles>1</meta:editing-cycles>
    <meta:document-statistic meta:object-count="54"/>
    <meta:generator>LibreOffice/4.2.7.2$Linux_x86 LibreOffice_project/420m0$Build-2</meta:generator>
  </office:meta>
</office:document-meta>
</file>